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ClientHttpRequest.apply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ttyClientHttpRequest.toReac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lientHttpRequest.succ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lient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lientHttpRequest.initReadOnl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lientHttpRequest.JettyClientHttpRequest( Request jettyRequest ,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ttyClientHttpRequest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ClientHttpRequest.writeAndFlushWith( Publisher &lt; ? extends Publisher &lt; ? extends DataBuffer &gt;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ttyClientHttpRequest.apply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ttyClientHttpRequest.writeWith(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ttyClientHttpReques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lientHttpRequest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lientHttpRequest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lientHttpRequest.failed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ClientHttpRequest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lientHttpRequest.toContentChunk( DataBuffer buffer , MonoSink &lt; Void &gt; 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